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egreya" svg:font-family="Alegreya"/>
    <style:font-face style:name="Alegreya SemiBold" svg:font-family="'Alegreya SemiBold'" style:font-pitch="variable"/>
    <style:font-face style:name="Arial" svg:font-family="Arial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d1c2" officeooo:paragraph-rsid="0010d1c2"/>
    </style:style>
    <style:style style:name="P2" style:family="paragraph" style:parent-style-name="Standard">
      <style:text-properties officeooo:rsid="00127340" officeooo:paragraph-rsid="0019f0a5"/>
    </style:style>
    <style:style style:name="P3" style:family="paragraph" style:parent-style-name="Standard">
      <style:text-properties officeooo:rsid="0012c57d" officeooo:paragraph-rsid="0012c57d"/>
    </style:style>
    <style:style style:name="P4" style:family="paragraph" style:parent-style-name="Standard">
      <style:text-properties officeooo:rsid="0035e79f" officeooo:paragraph-rsid="004390b1"/>
    </style:style>
    <style:style style:name="P5" style:family="paragraph" style:parent-style-name="Standard">
      <style:text-properties officeooo:rsid="003d9325" officeooo:paragraph-rsid="006146fe"/>
    </style:style>
    <style:style style:name="P6" style:family="paragraph" style:parent-style-name="Standard">
      <style:text-properties officeooo:rsid="003fb30d" officeooo:paragraph-rsid="004390b1"/>
    </style:style>
    <style:style style:name="P7" style:family="paragraph" style:parent-style-name="Standard">
      <style:text-properties officeooo:rsid="004fafef" officeooo:paragraph-rsid="004fafef"/>
    </style:style>
    <style:style style:name="P8" style:family="paragraph" style:parent-style-name="Heading_20_3">
      <style:paragraph-properties fo:text-align="center" style:justify-single-word="false"/>
      <style:text-properties style:font-name="Alegreya SemiBold"/>
    </style:style>
    <style:style style:name="P9" style:family="paragraph" style:parent-style-name="Standard">
      <style:text-properties officeooo:rsid="00319a10" officeooo:paragraph-rsid="00863e7c"/>
    </style:style>
    <style:style style:name="P10" style:family="paragraph" style:parent-style-name="Standard">
      <style:text-properties officeooo:rsid="0035e79f" officeooo:paragraph-rsid="004390b1"/>
    </style:style>
    <style:style style:name="P11" style:family="paragraph" style:parent-style-name="Standard">
      <style:text-properties officeooo:rsid="003d9325" officeooo:paragraph-rsid="006146fe"/>
    </style:style>
    <style:style style:name="P12" style:family="paragraph" style:parent-style-name="Standard">
      <style:text-properties officeooo:rsid="001426bb" officeooo:paragraph-rsid="001e6731"/>
    </style:style>
    <style:style style:name="P13" style:family="paragraph" style:parent-style-name="Standard">
      <style:text-properties officeooo:rsid="003fb30d" officeooo:paragraph-rsid="004390b1"/>
    </style:style>
    <style:style style:name="P14" style:family="paragraph" style:parent-style-name="Standard">
      <style:text-properties officeooo:rsid="004fafef" officeooo:paragraph-rsid="004fafef"/>
    </style:style>
    <style:style style:name="P15" style:family="paragraph" style:parent-style-name="Standard">
      <style:text-properties officeooo:rsid="007644a3" officeooo:paragraph-rsid="007644a3"/>
    </style:style>
    <style:style style:name="P16" style:family="paragraph" style:parent-style-name="Standard">
      <style:paragraph-properties fo:text-align="end" style:justify-single-word="false"/>
      <style:text-properties officeooo:rsid="0091480d" officeooo:paragraph-rsid="0091480d"/>
    </style:style>
    <style:style style:name="T1" style:family="text">
      <style:text-properties officeooo:rsid="0012aa14"/>
    </style:style>
    <style:style style:name="T2" style:family="text">
      <style:text-properties officeooo:rsid="001426bb"/>
    </style:style>
    <style:style style:name="T3" style:family="text">
      <style:text-properties officeooo:rsid="0017030a"/>
    </style:style>
    <style:style style:name="T4" style:family="text">
      <style:text-properties officeooo:rsid="0017bec7"/>
    </style:style>
    <style:style style:name="T5" style:family="text">
      <style:text-properties officeooo:rsid="001a5dc7"/>
    </style:style>
    <style:style style:name="T6" style:family="text">
      <style:text-properties officeooo:rsid="001e6731"/>
    </style:style>
    <style:style style:name="T7" style:family="text">
      <style:text-properties officeooo:rsid="001f99e2"/>
    </style:style>
    <style:style style:name="T8" style:family="text">
      <style:text-properties officeooo:rsid="0022964b"/>
    </style:style>
    <style:style style:name="T9" style:family="text">
      <style:text-properties officeooo:rsid="0025d7d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426bb" style:font-style-asian="italic" style:font-style-complex="italic"/>
    </style:style>
    <style:style style:name="T12" style:family="text">
      <style:text-properties fo:font-style="italic" officeooo:rsid="00501ef7" style:font-style-asian="italic" style:font-style-complex="italic"/>
    </style:style>
    <style:style style:name="T13" style:family="text">
      <style:text-properties fo:font-style="italic" officeooo:rsid="005268e8" style:font-style-asian="italic" style:font-style-complex="italic"/>
    </style:style>
    <style:style style:name="T14" style:family="text">
      <style:text-properties fo:font-style="italic" officeooo:rsid="002c7bfe" style:font-style-asian="italic" style:font-style-complex="italic"/>
    </style:style>
    <style:style style:name="T15" style:family="text">
      <style:text-properties officeooo:rsid="00292c2c"/>
    </style:style>
    <style:style style:name="T16" style:family="text">
      <style:text-properties officeooo:rsid="002c7bfe"/>
    </style:style>
    <style:style style:name="T17" style:family="text">
      <style:text-properties officeooo:rsid="003684e6"/>
    </style:style>
    <style:style style:name="T18" style:family="text">
      <style:text-properties officeooo:rsid="003a0c0a"/>
    </style:style>
    <style:style style:name="T19" style:family="text">
      <style:text-properties officeooo:rsid="003a828b"/>
    </style:style>
    <style:style style:name="T20" style:family="text">
      <style:text-properties officeooo:rsid="003e294b"/>
    </style:style>
    <style:style style:name="T21" style:family="text">
      <style:text-properties officeooo:rsid="003fa42a"/>
    </style:style>
    <style:style style:name="T22" style:family="text">
      <style:text-properties officeooo:rsid="0040166e"/>
    </style:style>
    <style:style style:name="T23" style:family="text">
      <style:text-properties officeooo:rsid="004096e8"/>
    </style:style>
    <style:style style:name="T24" style:family="text">
      <style:text-properties officeooo:rsid="0048fd4a"/>
    </style:style>
    <style:style style:name="T25" style:family="text">
      <style:text-properties officeooo:rsid="0049209e"/>
    </style:style>
    <style:style style:name="T26" style:family="text">
      <style:text-properties officeooo:rsid="004c5ecf"/>
    </style:style>
    <style:style style:name="T27" style:family="text">
      <style:text-properties officeooo:rsid="004ec38d"/>
    </style:style>
    <style:style style:name="T28" style:family="text">
      <style:text-properties officeooo:rsid="004fafef"/>
    </style:style>
    <style:style style:name="T29" style:family="text">
      <style:text-properties officeooo:rsid="00501ef7"/>
    </style:style>
    <style:style style:name="T30" style:family="text">
      <style:text-properties officeooo:rsid="0051f6a6"/>
    </style:style>
    <style:style style:name="T31" style:family="text">
      <style:text-properties officeooo:rsid="005238bb"/>
    </style:style>
    <style:style style:name="T32" style:family="text">
      <style:text-properties officeooo:rsid="005268e8"/>
    </style:style>
    <style:style style:name="T33" style:family="text">
      <style:text-properties officeooo:rsid="002504d8"/>
    </style:style>
    <style:style style:name="T34" style:family="text">
      <style:text-properties officeooo:rsid="005440e7"/>
    </style:style>
    <style:style style:name="T35" style:family="text">
      <style:text-properties officeooo:rsid="00567cb1"/>
    </style:style>
    <style:style style:name="T36" style:family="text">
      <style:text-properties officeooo:rsid="00578f8e"/>
    </style:style>
    <style:style style:name="T37" style:family="text">
      <style:text-properties officeooo:rsid="005b512d"/>
    </style:style>
    <style:style style:name="T38" style:family="text">
      <style:text-properties officeooo:rsid="005b8bef"/>
    </style:style>
    <style:style style:name="T39" style:family="text">
      <style:text-properties officeooo:rsid="005fdbba"/>
    </style:style>
    <style:style style:name="T40" style:family="text">
      <style:text-properties officeooo:rsid="006146fe"/>
    </style:style>
    <style:style style:name="T41" style:family="text">
      <style:text-properties officeooo:rsid="006320bd"/>
    </style:style>
    <style:style style:name="T42" style:family="text">
      <style:text-properties officeooo:rsid="0066fdc3"/>
    </style:style>
    <style:style style:name="T43" style:family="text">
      <style:text-properties officeooo:rsid="00687366"/>
    </style:style>
    <style:style style:name="T44" style:family="text">
      <style:text-properties officeooo:rsid="006b9973"/>
    </style:style>
    <style:style style:name="T45" style:family="text">
      <style:text-properties officeooo:rsid="006d0db3"/>
    </style:style>
    <style:style style:name="T46" style:family="text">
      <style:text-properties officeooo:rsid="006e2393"/>
    </style:style>
    <style:style style:name="T47" style:family="text">
      <style:text-properties officeooo:rsid="006fe5cd"/>
    </style:style>
    <style:style style:name="T48" style:family="text">
      <style:text-properties officeooo:rsid="0071955b"/>
    </style:style>
    <style:style style:name="T49" style:family="text">
      <style:text-properties officeooo:rsid="007431c4"/>
    </style:style>
    <style:style style:name="T50" style:family="text">
      <style:text-properties officeooo:rsid="0075f5f1"/>
    </style:style>
    <style:style style:name="T51" style:family="text">
      <style:text-properties officeooo:rsid="00783fe4"/>
    </style:style>
    <style:style style:name="T52" style:family="text">
      <style:text-properties officeooo:rsid="007cdaca"/>
    </style:style>
    <style:style style:name="T53" style:family="text">
      <style:text-properties officeooo:rsid="00829452"/>
    </style:style>
    <style:style style:name="T54" style:family="text">
      <style:text-properties officeooo:rsid="0087e70f"/>
    </style:style>
    <style:style style:name="T55" style:family="text">
      <style:text-properties officeooo:rsid="008828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3"><text:span text:style-name="T32">Reacție la </text:span><text:span text:style-name="T13">Închiere ședință publică din data de</text:span><text:span text:style-name="T10"> 15 noiembrie </text:span><text:span text:style-name="T14"><text:s/>2022</text:span></text:h>
      <text:p text:style-name="P1"/>
      <text:p text:style-name="P3">Subsemnatul, Petru Adrian Dimulescu, domiciliat în Str Reconstrucției nr 10, Bl 29, Sc 7, Ap 302, identificat prin C.I. Seria RK Nr. 005129, eliberat de SPCEP Sector 3 la data de 18/11/2016, CNP 1760618433035, având funcția de consultant IT, </text:p>
      <text:p text:style-name="P3"/>
      <text:p text:style-name="P2"><text:span text:style-name="T46">î</text:span>n ziua de 15 noiembrie 2022<text:span text:style-name="T1">, am fost chemat </text:span><text:span text:style-name="T2">prin </text:span><text:span text:style-name="T11">Citația</text:span><text:span text:style-name="T2"> emisă la data de 9 noiembrie 2022, în dosarul nr. 19702/301/2022/a3.</text:span><text:span text:style-name="T3"> Am fost chemat la 8h30, </text:span><text:span text:style-name="T15">sala 106, </text:span><text:span text:style-name="T3">ședința a început după orele 9. </text:span></text:p>
      <text:p text:style-name="P2"/>
      <text:p text:style-name="P2"><text:span text:style-name="T3">În jurul orei 11:30 a venit rândul dosarului meu. Cum nu am un avocat</text:span><text:span text:style-name="T4">, s-a observat că </text:span><text:span text:style-name="T5">nu mi s-a acordat un avocat din oficiu, cum e normal, deci am așteptat 2 ore </text:span><text:span text:style-name="T6">în zadar </text:span><text:span text:style-name="T5">în sala de judecată. Mi s-a acordat un alt termen de judecată, fără considerație față de faptul că timpul meu ar putea fi limitat.</text:span></text:p>
      <text:p text:style-name="P12"/>
      <text:p text:style-name="P4"><text:span text:style-name="T36">De asemenea, a</text:span>ctul „Încheierii ședința public din data de 15.11.2022” conține un număr de inexactități pe care doresc să le expun<text:span text:style-name="T49">:</text:span></text:p>
      <text:p text:style-name="P4"/>
      <text:p text:style-name="P4">Se precizează <text:span text:style-name="T54">în document </text:span>că „Intimatul <text:span text:style-name="T17">arata ca </text:span><text:span text:style-name="T10">nu este de acord cu aceasta</text:span>”. Precizarea este inexactă<text:span text:style-name="T37">:</text:span> nu sunt <text:span text:style-name="T18">în general </text:span>de acord cu prezența obiectelor și insignelor religioase într-o instituție laică a statului român<text:span text:style-name="T53">; </text:span><text:span text:style-name="T18">am </text:span><text:span text:style-name="T24">luat notă de </text:span><text:span text:style-name="T18">explicația judecătorului și </text:span><text:span text:style-name="T38">în consecință, de </text:span><text:span text:style-name="T18">faptul că </text:span><text:span text:style-name="T19">procesul de justiție românesc poate prezenta anumite particularități </text:span><text:span text:style-name="T55">religioase </text:span><text:span text:style-name="T19">care îi reduc universalitatea și </text:span><text:span text:style-name="T25">prin urmare </text:span><text:span text:style-name="T19">obiectivitatea.</text:span></text:p>
      <text:p text:style-name="P4"/>
      <text:p text:style-name="P5">În continuare, <text:span text:style-name="T26">am luat notă </text:span><text:span text:style-name="T39">și am remarcat verbal </text:span><text:span text:style-name="T20">că </text:span>nu mi s-a asigurat apărarea din oficiu de care <text:span text:style-name="T20">benficiez în calitate de cetățean român, în urma art. 24 al Constituției României. Documentul „încheiere” face lucrurile să pară ca și când ar fi vina mea că nu mi s-a afectat un avocat din oficiu, negându-mi-se deci dreptul la apărare de care benficiez prin </text:span><text:span text:style-name="T40">actul fundamental de drept al statului român</text:span><text:span text:style-name="T20">.</text:span><text:span text:style-name="T21"> </text:span></text:p>
      <text:p text:style-name="P5"/>
      <text:p text:style-name="P5"><text:span text:style-name="T27">În con</text:span><text:span text:style-name="T40">t</text:span><text:span text:style-name="T27">inuare, e</text:span><text:span text:style-name="T21">ste fals că „instanța aduce la cunoștință că apărarea este obligatorie”: </text:span><text:span text:style-name="T27">dimpotrivă, </text:span><text:span text:style-name="T21">eu</text:span><text:span text:style-name="T27">, Petru Adrian Dimulescu,</text:span><text:span text:style-name="T21"> am precizat </text:span><text:span text:style-name="T41">cu voce tare </text:span><text:span text:style-name="T21">că am dreptul la apărare obligatorie, ceea ce a atras furia dlui judecător Dumbravă Edgar Laurențiu. </text:span></text:p>
      <text:p text:style-name="P6">Legat de interacțiunea cu dna Romanov Gațiela-Adriana, cum dânsa se situa în proximitatea pupitrului la care mă găseam, în fața judecătorului, am întrebat-o dacă nu cumva dânsa este <text:span text:style-name="T22">avocata mea din oficiu. </text:span><text:span text:style-name="T23">Dânsa a spus nu și asta a fost toată interacțiunea.</text:span><text:span text:style-name="T28">Nu înțeleg de ce această interacțiune este categorisită drept „neprincipială” dacă nu cumva în ideea de a adăuga încă o etichetarea incriminantă.</text:span></text:p>
      <text:p text:style-name="P6"/>
      <text:p text:style-name="P9">De asemenea dl. judecător mi-a comunicat că a luat decizia să-mi impună o amendă de 2000 de lei.<text:span text:style-name="T52"> </text:span>Practic, de la un capăt la celălalt al scurtei mele inte<text:span text:style-name="T35">r</text:span>venții mi s-a comunicat că trebuie să tac și că am venit degeaba.</text:p>
      <text:p text:style-name="P6"/>
      <text:p text:style-name="P7"><text:soft-page-break/>În concluzie, acest document împreună cu <text:span text:style-name="T29">cele dinainte la care am reacționat, arată un proces ce pare a fi un proces </text:span><text:span text:style-name="T12">de intenție</text:span><text:span text:style-name="T29">, </text:span><text:span text:style-name="T43">unde </text:span><text:span text:style-name="T29">mi se judecă intențiile </text:span><text:span text:style-name="T42">mai degrabă decât</text:span><text:span text:style-name="T29"> faptele. </text:span><text:span text:style-name="T44">Un proces de intenție iese din legalitate deoarece ignoră prezumția de nevinovăție</text:span><text:span text:style-name="T50"> și funcționează pe suspiciuni mai degrabă decât pe probe</text:span><text:span text:style-name="T44">. </text:span><text:span text:style-name="T29">În plus, etichetările sunt excesive și criminalizante</text:span><text:span text:style-name="T45">, ceea ce </text:span><text:span text:style-name="T29">indică o lipsă de obiectivitate </text:span><text:span text:style-name="T30">a procesului de justiție.</text:span><text:span text:style-name="T31"> </text:span></text:p>
      <text:p text:style-name="P7"/>
      <text:p text:style-name="P15">Vă rog ca atare să anulați consecințele acestui dosar<text:span text:style-name="T51"> și </text:span>penalizările <text:span text:style-name="T51">care au fost pronunțate.</text:span></text:p>
      <text:p text:style-name="P15"/>
      <text:p text:style-name="P15"/>
      <text:p text:style-name="P16">29 nov 2022</text:p>
      <text:p text:style-name="P16">Petru Adrian Dimulescu</text:p>
      <text:p text:style-name="P16">Bucureșt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egreya" svg:font-family="Alegreya"/>
    <style:font-face style:name="Alegreya SemiBold" svg:font-family="'Alegreya SemiBold'" style:font-pitch="variable"/>
    <style:font-face style:name="Arial" svg:font-family="Arial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legreya" fo:font-size="12pt" fo:language="ro" fo:country="R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legreya" fo:font-size="12pt" fo:language="ro" fo:country="R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legreya" fo:font-family="Alegreya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legreya" fo:font-family="Alegreya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legreya" fo:font-family="Alegreya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5T11:34:07.735471848</meta:creation-date>
    <dc:date>2022-11-29T06:45:03.229485028</dc:date>
    <meta:editing-duration>PT42M33S</meta:editing-duration>
    <meta:editing-cycles>83</meta:editing-cycles>
    <meta:generator>LibreOffice/7.3.7.2$Linux_X86_64 LibreOffice_project/30$Build-2</meta:generator>
    <meta:document-statistic meta:table-count="0" meta:image-count="0" meta:object-count="0" meta:page-count="2" meta:paragraph-count="15" meta:word-count="535" meta:character-count="3234" meta:non-whitespace-character-count="2708"/>
  </office:meta>
</office:document-meta>
</file>